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Helvetica Neue" svg:font-family="'Helvetica Neue', Helvetica, Arial, sans-serif"/>
    <style:font-face style:name="Mangal1" svg:font-family="Mangal"/>
    <style:font-face style:name="Verdana" svg:font-family="Verdana, Genev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text-properties officeooo:paragraph-rsid="000119e6"/>
    </style:style>
    <style:style style:name="T1" style:family="text">
      <style:text-properties fo:font-variant="normal" fo:text-transform="none" fo:color="#000099" style:font-name="Verdana" fo:font-size="9pt" fo:letter-spacing="normal" fo:font-style="normal" fo:font-weight="normal"/>
    </style:style>
    <style:style style:name="T2" style:family="text">
      <style:text-properties fo:font-variant="normal" fo:text-transform="none" fo:color="#000099" fo:font-size="10.5pt" fo:letter-spacing="normal" fo:font-style="normal" fo:font-weight="normal"/>
    </style:style>
    <style:style style:name="T3" style:family="text">
      <style:text-properties fo:font-variant="normal" fo:text-transform="none" fo:color="#333333" style:font-name="Helvetica Neue" fo:font-size="10.5pt" fo:letter-spacing="normal" fo:font-style="normal" fo:font-weight="bold"/>
    </style:style>
    <style:style style:name="T4" style:family="text">
      <style:text-properties fo:font-variant="normal" fo:text-transform="none" fo:color="#333333" fo:font-size="10.5pt" fo:letter-spacing="normal" fo:font-style="normal" fo:font-weight="bold"/>
    </style:style>
    <style:style style:name="T5" style:family="text">
      <style:text-properties fo:font-variant="normal" fo:text-transform="none" fo:color="#333333" style:font-name="Verdana" fo:font-size="10.5pt" fo:letter-spacing="normal" fo:font-style="normal" fo:font-weight="bold"/>
    </style:style>
    <style:style style:name="T6" style:family="text">
      <style:text-properties fo:font-variant="normal" fo:text-transform="none" style:font-name="Helvetica Neue" fo:font-size="9pt" fo:letter-spacing="normal" fo:font-style="normal" fo:font-weight="normal"/>
    </style:style>
    <style:style style:name="T7" style:family="text">
      <style:text-properties fo:font-variant="normal" fo:text-transform="none" style:font-name="Verdana" fo:font-size="9pt" fo:letter-spacing="normal" fo:font-style="normal" fo:font-weight="normal"/>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fo:font-weight="bold" style:font-style-asian="italic" style:font-weight-asian="bold"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nglish Intonation</text:h>
      <text:p text:style-name="Text_20_body">As we speak, our voices are constantly changing from one pitch to another. Intonation often tells us more about the feelings and attitude of the speaker than the actual words they choose. The stressed syllable in a tone unit with the main pitch glide is called the <text:span text:style-name="Strong_20_Emphasis">"tonic syllable</text:span>" or <text:span text:style-name="Strong_20_Emphasis">"nucleus"</text:span>, and below are the main nuclear tones of English. </text:p>
      <text:h text:style-name="Heading_20_3" text:outline-level="3">HIGH FALL TONE </text:h>
      <text:p text:style-name="Subtitle"><text:span text:style-name="Strong_20_Emphasis"><text:span text:style-name="T8">"This time the film was really good!"</text:span></text:span></text:p>
      <text:p text:style-name="P2">(<text:span text:style-name="T10">exclamation, lively interest, assertiveness</text:span>) -The high fall tone is used here by both the British and American speakers. On the nucleus the voice starts on a very high pitch, then falls. The British speaker places the nucleus on 'really' and the American speaker on 'good.' </text:p>
      <text:h text:style-name="Heading_20_3" text:outline-level="3">LOW FALL TONE </text:h>
      <text:p text:style-name="Subtitle"><text:span text:style-name="Strong_20_Emphasis"><text:span text:style-name="T8">"This time the film was really good!"</text:span></text:span></text:p>
      <text:p text:style-name="P2">(<text:span text:style-name="T10">lack of interest, low spirits, boredom</text:span>) - The low fall tone is used here by both the British and American speakers. On the nucleus the voice starts on quite a low pitch, then falls even lower. Again, the British speaker places the tonic syllable on 'really' and the American speaker on 'good.' </text:p>
      <text:h text:style-name="Heading_20_3" text:outline-level="3">RISE-FALL TONE </text:h>
      <text:p text:style-name="Subtitle"><text:span text:style-name="Strong_20_Emphasis"><text:span text:style-name="T8">"This time it really wasn’t my fault."</text:span></text:span></text:p>
      <text:p text:style-name="P2">(<text:span text:style-name="T10">argumentative, defensive, denying responsibility</text:span>) - The British speaker uses the rise fall tone for this. On the nucleus ‘really’ the voice starts on a low pitch, then rises, then falls again. The American speaker used the high fall tone when asked to express this and used two »tone groups, placing one nucleus on 'really' and another on 'fault'. </text:p>
      <text:h text:style-name="Heading_20_3" text:outline-level="3">FALL-RISE TONE </text:h>
      <text:p text:style-name="Subtitle"><text:span text:style-name="Strong_20_Emphasis"><text:span text:style-name="T8">"Does his flight really get in at 6pm? I thought it was 7."</text:span></text:span></text:p>
      <text:p text:style-name="P2">(<text:span text:style-name="T10">polite contradiction</text:span>) –The British speaker uses the fall rise tone. On The word “really” the voice starts on a high pitch, then falls, then rises again. The American speaker used the high rise nuclear tone on the words “really” and “p.m.” </text:p>
      <text:h text:style-name="Heading_20_3" text:outline-level="3"><text:soft-page-break/>HIGH RISE TONE </text:h>
      <text:p text:style-name="Subtitle"><text:span text:style-name="Strong_20_Emphasis"><text:span text:style-name="T8">"Did you really like the film?"</text:span></text:span></text:p>
      <text:p text:style-name="P2">(<text:span text:style-name="T10">casually surprised</text:span>) -The high rise tone is used here by both the British and American speakers. On the nucleus “really” the voice starts on a high pitch, then rises even higher. </text:p>
      <text:h text:style-name="Heading_20_3" text:outline-level="3">LOW RISE TONE </text:h>
      <text:p text:style-name="Subtitle"><text:span text:style-name="Strong_20_Emphasis"><text:span text:style-name="T8">"Was Dave’s car really stolen?"</text:span></text:span></text:p>
      <text:p text:style-name="P2">(<text:span text:style-name="T10">disbelieving, sympathetic</text:span>) -The low rise tone is used here by both the British and American speakers. On the nucleus “really” the voice starts on a low pitch, then rises to a slightly higher pitch. The American speaker also uses a second nucleus on “stolen”. </text:p>
      <text:h text:style-name="Heading_20_3" text:outline-level="3">MID-LEVEL TONE </text:h>
      <text:p text:style-name="Subtitle"><text:span text:style-name="Strong_20_Emphasis"><text:span text:style-name="T8">"No, not really."</text:span></text:span></text:p>
      <text:p text:style-name="P2">(<text:span text:style-name="T10">disinterested, little/no emotion</text:span>) - Both the British and American speakers use the mid-level tone on 'really'; the voice starts and finishes on the same level of pitch, showing no emo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Helvetica Neue" svg:font-family="'Helvetica Neue', Helvetica, Arial, sans-serif"/>
    <style:font-face style:name="Mangal1" svg:font-family="Mangal"/>
    <style:font-face style:name="Verdana" svg:font-family="Verdana, Genev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19-11-26T12:02:05.260000000</dc:date>
    <meta:editing-duration>PT7M50S</meta:editing-duration>
    <meta:editing-cycles>2</meta:editing-cycles>
    <meta:document-statistic meta:table-count="0" meta:image-count="0" meta:object-count="0" meta:page-count="2" meta:paragraph-count="23" meta:word-count="429" meta:character-count="2503" meta:non-whitespace-character-count="2083"/>
  </office:meta>
</office:document-meta>
</file>